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_Math" svg:font-family="MathJax_Math" style:font-adornments="Regular" style:font-pitch="variable"/>
    <style:font-face style:name="Nimbus Roman" svg:font-family="'Nimbus Roman'" style:font-adornments="Bold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add8e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fffafa" draw:auto-grow-height="true" draw:auto-grow-width="false" fo:min-height="4.83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fafa" draw:auto-grow-height="true" draw:auto-grow-width="false" fo:min-height="4.829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fafa" draw:auto-grow-height="true" draw:auto-grow-width="false" fo:min-height="10.545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fafa" draw:auto-grow-height="true" draw:auto-grow-width="false" fo:min-height="2.924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in-height="1.019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fffafa" draw:auto-grow-height="true" draw:auto-grow-width="false" fo:min-height="1.019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pr1" style:family="presentation" style:parent-style-name="Default-title">
      <style:graphic-properties draw:fill="solid" draw:fill-color="#00bfff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color="#000000" loext:opacity="100%" style:font-name="MathJax_Math"/>
    </style:style>
    <style:style style:name="P2" style:family="paragraph">
      <loext:graphic-properties draw:fill="solid" draw:fill-color="#00bfff"/>
      <style:text-properties fo:color="#000000" loext:opacity="100%" style:font-name="MathJax_Math"/>
    </style:style>
    <style:style style:name="P3" style:family="paragraph">
      <loext:graphic-properties draw:fill="solid" draw:fill-color="#fffafa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afa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color="#000000" loext:opacity="100%" style:font-name="MathJax_Math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Pd-effer</text:span></text:p>
          </draw:text-box>
        </draw:frame>
        <draw:frame draw:style-name="gr1" draw:text-style-name="P3" draw:layer="layout" svg:width="5.08cm" svg:height="5.08cm" svg:x="14.605cm" svg:y="7.62cm">
          <draw:text-box>
            <text:p>accurate </text:p>
          </draw:text-box>
        </draw:frame>
        <draw:frame draw:style-name="gr1" draw:text-style-name="P3" draw:layer="layout" svg:width="5.08cm" svg:height="5.08cm" svg:x="21.59cm" svg:y="7.62cm">
          <draw:text-box>
            <text:p>secure</text:p>
          </draw:text-box>
        </draw:frame>
        <draw:frame draw:style-name="gr2" draw:text-style-name="P3" draw:layer="layout" svg:width="5.079cm" svg:height="5.079cm" svg:x="7.621cm" svg:y="7.621cm">
          <draw:text-box>
            <text:p>Fast </text:p>
          </draw:text-box>
        </draw:frame>
        <draw:frame draw:style-name="gr3" draw:text-style-name="P5" draw:layer="layout" svg:width="4.445cm" svg:height="10.795cm" svg:x="0.635cm" svg:y="3.81cm">
          <draw:text-box>
            <text:p text:style-name="P4"><text:s/><text:span text:style-name="T2">Updates</text:span></text:p>
            <text:p text:style-name="P4"><text:span text:style-name="T3"/></text:p>
            <text:p text:style-name="P4"><text:span text:style-name="T3">Version 1.2 </text:span></text:p>
            <text:p text:style-name="P4"><text:span text:style-name="T3">Is live.</text:span></text:p>
            <text:p text:style-name="P4"><text:span text:style-name="T3"/></text:p>
            <text:p text:style-name="P4"><text:span text:style-name="T3">Sale</text:span></text:p>
            <text:p text:style-name="P4"><text:span text:style-name="T3">Sign up today and get your </text:span></text:p>
            <text:p text:style-name="P4"><text:span text:style-name="T3">10% discount on premium</text:span></text:p>
            <text:p text:style-name="P4"><text:span text:style-name="T3"/></text:p>
            <text:p text:style-name="P4"><text:span text:style-name="T3">Lorem Ipsum </text:span></text:p>
            <text:p text:style-name="P4"><text:span text:style-name="T3">Blah </text:span></text:p>
            <text:p text:style-name="P4"><text:span text:style-name="T3">Blah </text:span></text:p>
            <text:p text:style-name="P4"><text:span text:style-name="T3">Blah</text:span></text:p>
          </draw:text-box>
        </draw:frame>
        <draw:frame draw:style-name="gr4" draw:text-style-name="P3" draw:layer="layout" svg:width="19.05cm" svg:height="3.174cm" svg:x="7.62cm" svg:y="3.81cm">
          <draw:text-box>
            <text:p text:style-name="P6">Pd-effer is a tool to upload, convert, scan and write pdfs with table support. From PDF to DOCX in 3 easy steps with actual tables that are editable, not just lines on a page. Create and account now and check it out.</text:p>
          </draw:text-box>
        </draw:frame>
        <draw:frame draw:style-name="gr5" draw:text-style-name="P7" draw:layer="layout" svg:width="5.079cm" svg:height="1.269cm" svg:x="7.621cm" svg:y="13.97cm">
          <draw:text-box>
            <text:p>Test </text:p>
          </draw:text-box>
        </draw:frame>
        <draw:frame draw:style-name="gr6" draw:text-style-name="P3" draw:layer="layout" svg:width="5.079cm" svg:height="1.269cm" svg:x="14.606cm" svg:y="13.971cm">
          <draw:text-box>
            <text:p>Legal <text:s text:c="2"/></text:p>
          </draw:text-box>
        </draw:frame>
        <draw:frame draw:style-name="gr6" draw:text-style-name="P3" draw:layer="layout" svg:width="5.079cm" svg:height="1.269cm" svg:x="7.622cm" svg:y="13.971cm">
          <draw:text-box>
            <text:p>Signup</text:p>
          </draw:text-box>
        </draw:frame>
        <draw:frame draw:style-name="gr6" draw:text-style-name="P3" draw:layer="layout" svg:width="5.079cm" svg:height="1.269cm" svg:x="21.591cm" svg:y="13.97cm">
          <draw:text-box>
            <text:p>Login <text:s/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_Math" svg:font-family="MathJax_Math" style:font-adornments="Regular" style:font-pitch="variable"/>
    <style:font-face style:name="Nimbus Roman" svg:font-family="'Nimbus Roman'" style:font-adornments="Bold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Nimbus Roman" fo:font-family="'Nimbus Roman'" style:font-style-name="Bold" style:font-pitch="variable" fo:font-size="16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7:55:47.653359318</meta:creation-date>
    <dc:date>2025-06-27T18:21:18.563256118</dc:date>
    <meta:editing-duration>PT14M58S</meta:editing-duration>
    <meta:editing-cycles>2</meta:editing-cycles>
    <meta:generator>LibreOffice/24.2.7.2$Linux_X86_64 LibreOffice_project/420$Build-2</meta:generator>
    <meta:document-statistic meta:object-count="33"/>
  </office:meta>
</office:document-meta>
</file>